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objectwithoutfill">
      <style:graphic-properties draw:stroke="dash" draw:stroke-dash="Dash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 loext:decorative="false"/>
    </style:style>
    <style:style style:name="gr4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7.572cm" fo:min-width="12.555cm" fo:padding-top="0.231cm" fo:padding-bottom="0.231cm" fo:padding-left="0.356cm" fo:padding-right="0.356cm" loext:decorative="false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solid" draw:fill-color="#ffffff" draw:textarea-vertical-align="middle" draw:auto-grow-height="true" draw:auto-grow-width="true" fo:min-height="0.42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e8a202" draw:marker-start="Arrowheads_20_1" draw:marker-start-width="0.279cm" draw:marker-end="Arrowheads_20_2" draw:marker-end-width="0.2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cm" fo:min-width="0cm" fo:padding-top="0cm" fo:padding-bottom="0cm" fo:padding-left="0.076cm" fo:padding-right="0.07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131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vertical-align="middle" draw:auto-grow-height="true" draw:auto-grow-width="true" fo:min-height="0.652cm" fo:min-width="6.89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textarea-vertical-align="middle" draw:auto-grow-height="true" draw:auto-grow-width="true" fo:min-height="0.652cm" fo:min-width="0.64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svg:stroke-color="#e8a202" draw:fill="solid" draw:fill-color="#e8a202" loext:fill-use-slide-background="false" draw:opacity="10%" draw:textarea-horizontal-align="justify" draw:textarea-vertical-align="middle" draw:auto-grow-height="false" fo:min-height="0.51cm" fo:min-width="24.024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solid" draw:fill-color="#e8a202" draw:opacity="10%" draw:textarea-horizontal-align="center" draw:textarea-vertical-align="middle" draw:auto-grow-height="true" draw:auto-grow-width="true" fo:min-height="0cm" fo:padding-top="0.127cm" fo:padding-bottom="0.127cm" fo:padding-left="0.127cm" fo:padding-right="0.127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e8a202" draw:opacity="10%" draw:textarea-horizontal-align="center" draw:textarea-vertical-align="middle" draw:auto-grow-height="true" draw:auto-grow-width="true" fo:min-height="0cm" fo:padding-top="0.127cm" fo:padding-bottom="0.127cm" fo:padding-left="0.127cm" fo:padding-right="0.12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561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style:text-properties fo:color="#e8a202" loext:opacity="100%" fo:font-size="14pt" fo:font-weight="bold"/>
    </style:style>
    <style:style style:name="P5" style:family="paragraph">
      <loext:graphic-properties draw:fill="solid" draw:fill-color="#ffffff"/>
      <style:text-properties fo:color="#e8a202" loext:opacity="100%" fo:font-size="14pt" fo:font-weight="bold"/>
    </style:style>
    <style:style style:name="P6" style:family="paragraph">
      <style:text-properties fo:color="#2a6099" loext:opacity="100%" fo:font-size="14pt" fo:font-style="italic" fo:font-weight="bold"/>
    </style:style>
    <style:style style:name="P7" style:family="paragraph">
      <loext:graphic-properties draw:fill="none" draw:fill-color="#ffffff"/>
      <style:text-properties fo:color="#2a6099" loext:opacity="100%" fo:font-size="14pt" fo:font-style="italic" fo:font-weight="bold"/>
    </style:style>
    <style:style style:name="P8" style:family="paragraph">
      <style:text-properties fo:font-size="14pt"/>
    </style:style>
    <style:style style:name="P9" style:family="paragraph">
      <loext:graphic-properties draw:fill="solid" draw:fill-color="#ffffff"/>
      <style:text-properties fo:font-size="14pt"/>
    </style:style>
    <style:style style:name="P10" style:family="paragraph">
      <loext:graphic-properties draw:fill="none" draw:fill-color="#ffffff"/>
      <style:text-properties fo:color="#e8a202" loext:opacity="100%" fo:font-size="14pt" fo:font-weight="bold"/>
    </style:style>
    <style:style style:name="P11" style:family="paragraph">
      <style:text-properties fo:color="#e8a202" loext:opacity="100%" fo:font-size="14pt" fo:font-style="italic" fo:font-weight="bold"/>
    </style:style>
    <style:style style:name="P12" style:family="paragraph">
      <loext:graphic-properties draw:fill="solid" draw:fill-color="#ffffff"/>
      <style:text-properties fo:color="#e8a202" loext:opacity="100%" fo:font-size="14pt" fo:font-style="italic" fo:font-weight="bold"/>
    </style:style>
    <style:style style:name="P13" style:family="paragraph">
      <loext:graphic-properties draw:fill="solid" draw:fill-color="#e8a202" draw:opacity="10%"/>
      <style:paragraph-properties fo:text-align="center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text-properties fo:color="#e8a202" loext:opacity="100%" style:font-name="Liberation Sans" fo:font-size="14pt" fo:font-weight="bold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="solid" draw:fill-color="#e8a202" draw:opacity="10%"/>
      <style:text-properties fo:color="#e8a202" loext:opacity="100%" style:font-name="Liberation Sans" fo:font-size="14pt" fo:font-weight="bold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color="#e8a202" loext:opacity="100%" fo:font-weight="bold"/>
    </style:style>
    <style:style style:name="T3" style:family="text">
      <style:text-properties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18cm" svg:height="0.962cm" svg:x="12.716cm" svg:y="2.246cm">
          <draw:text-box>
            <text:p>Noon</text:p>
          </draw:text-box>
        </draw:frame>
        <draw:frame draw:style-name="gr1" draw:text-style-name="P1" draw:layer="layout" svg:width="2.898cm" svg:height="0.962cm" svg:x="12.21cm" svg:y="19.667cm">
          <draw:text-box>
            <text:p>Midnight</text:p>
          </draw:text-box>
        </draw:frame>
        <draw:frame draw:style-name="gr2" draw:text-style-name="P1" draw:layer="layout" svg:width="2.009cm" svg:height="0.712cm" svg:x="2.988cm" svg:y="13.52cm">
          <draw:text-box>
            <text:p>amDim</text:p>
          </draw:text-box>
        </draw:frame>
        <draw:frame draw:style-name="gr2" draw:text-style-name="P1" draw:layer="layout" svg:width="2.009cm" svg:height="0.712cm" svg:x="23.353cm" svg:y="9.476cm">
          <draw:text-box>
            <text:p>pmDim</text:p>
          </draw:text-box>
        </draw:frame>
        <draw:frame draw:style-name="gr2" draw:text-style-name="P1" draw:layer="layout" svg:width="2.682cm" svg:height="0.712cm" svg:x="2.134cm" svg:y="8.745cm">
          <draw:text-box>
            <text:p>dayBright</text:p>
          </draw:text-box>
        </draw:frame>
        <draw:frame draw:style-name="gr2" draw:text-style-name="P1" draw:layer="layout" svg:width="1.378cm" svg:height="0.712cm" svg:x="22.691cm" svg:y="13.919cm">
          <draw:text-box>
            <text:p>night</text:p>
          </draw:text-box>
        </draw:frame>
        <draw:line draw:style-name="gr3" draw:text-style-name="P2" draw:layer="layout" svg:x1="13.722cm" svg:y1="3.27cm" svg:x2="13.722cm" svg:y2="19.604cm">
          <text:p/>
        </draw:line>
        <draw:custom-shape draw:style-name="gr4" draw:text-style-name="P2" draw:layer="layout" svg:width="18.461cm" svg:height="11.062cm" svg:x="4.754cm" svg:y="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858cm" svg:y1="11.267cm" svg:x2="23.02cm" svg:y2="11.267cm">
          <text:p/>
        </draw:line>
        <draw:frame draw:style-name="gr6" draw:text-style-name="P3" draw:layer="layout" svg:width="0.603cm" svg:height="0.712cm" svg:x="5.265cm" svg:y="10.905cm">
          <draw:text-box>
            <text:p>0<text:span text:style-name="T1">°</text:span></text:p>
          </draw:text-box>
        </draw:frame>
        <draw:frame draw:style-name="gr6" draw:text-style-name="P3" draw:layer="layout" svg:width="0.603cm" svg:height="0.712cm" svg:x="22.21cm" svg:y="10.905cm">
          <draw:text-box>
            <text:p>0<text:span text:style-name="T1">°</text:span></text:p>
          </draw:text-box>
        </draw:frame>
        <draw:frame draw:style-name="gr6" draw:text-style-name="P3" draw:layer="layout" svg:width="0.959cm" svg:height="0.712cm" svg:x="4.988cm" svg:y="8.745cm">
          <draw:text-box>
            <text:p><text:span text:style-name="T1">12</text:span><text:span text:style-name="T1">°</text:span></text:p>
          </draw:text-box>
        </draw:frame>
        <draw:frame draw:style-name="gr6" draw:text-style-name="P3" draw:layer="layout" svg:width="0.607cm" svg:height="0.712cm" svg:x="22.703cm" svg:y="9.476cm">
          <draw:text-box>
            <text:p><text:span text:style-name="T1">5°</text:span></text:p>
          </draw:text-box>
        </draw:frame>
        <draw:frame draw:style-name="gr6" draw:text-style-name="P3" draw:layer="layout" svg:width="0.819cm" svg:height="0.712cm" svg:x="21.798cm" svg:y="13.919cm">
          <draw:text-box>
            <text:p><text:span text:style-name="T1">-6°</text:span></text:p>
          </draw:text-box>
        </draw:frame>
        <draw:frame draw:style-name="gr6" draw:text-style-name="P3" draw:layer="layout" svg:width="0.607cm" svg:height="0.712cm" svg:x="5.153cm" svg:y="13.52cm">
          <draw:text-box>
            <text:p><text:span text:style-name="T1">5°</text:span></text:p>
          </draw:text-box>
        </draw:frame>
        <draw:polyline draw:style-name="gr7" draw:text-style-name="P2" draw:layer="layout" svg:width="4.244cm" svg:height="17.608cm" draw:transform="rotate (1.5707963267949) translate (5.336cm 8.524cm)" svg:viewBox="0 0 4245 17609" draw:points="777,0 4245,0 4245,139 4245,17609 0,17609">
          <text:p/>
        </draw:polyline>
        <draw:frame draw:style-name="gr8" draw:text-style-name="P5" draw:layer="layout" svg:width="2.656cm" svg:height="0.556cm" svg:x="12.423cm" svg:y="3.994cm">
          <draw:text-box>
            <text:p text:style-name="P4">Day Bright</text:p>
          </draw:text-box>
        </draw:frame>
        <draw:frame draw:style-name="gr2" draw:text-style-name="P7" draw:layer="layout" svg:width="7.355cm" svg:height="0.556cm" svg:x="14.649cm" svg:y="10.386cm">
          <draw:text-box>
            <text:p text:style-name="P6">(&gt;= Noon AND before Midnight)</text:p>
          </draw:text-box>
        </draw:frame>
        <draw:frame draw:style-name="gr2" draw:text-style-name="P7" draw:layer="layout" svg:width="6.627cm" svg:height="0.556cm" svg:x="6.549cm" svg:y="10.386cm">
          <draw:text-box>
            <text:p text:style-name="P6">(&lt; Noon AND after Midnight)</text:p>
          </draw:text-box>
        </draw:frame>
        <draw:polyline draw:style-name="gr7" draw:text-style-name="P2" draw:layer="layout" svg:width="4.4cm" svg:height="16.771cm" draw:transform="rotate (-1.5707963267949) translate (22.213cm 14.228cm)" svg:viewBox="0 0 4401 16772" draw:points="529,0 4401,0 4401,16772 0,16772">
          <text:p/>
        </draw:polyline>
        <draw:frame draw:style-name="gr9" draw:text-style-name="P9" draw:layer="layout" svg:width="3.004cm" svg:height="0.806cm" svg:x="12.218cm" svg:y="18.235cm">
          <draw:text-box>
            <text:p text:style-name="P8"><text:span text:style-name="T2">Night Dark</text:span></text:p>
          </draw:text-box>
        </draw:frame>
        <draw:line draw:style-name="gr7" draw:text-style-name="P2" draw:layer="layout" svg:x1="3.894cm" svg:y1="13.207cm" svg:x2="3.894cm" svg:y2="9.751cm">
          <text:p/>
        </draw:line>
        <draw:line draw:style-name="gr7" draw:text-style-name="P2" draw:layer="layout" svg:x1="23.801cm" svg:y1="10.38cm" svg:x2="23.801cm" svg:y2="13.736cm">
          <text:p/>
        </draw:line>
        <draw:frame draw:style-name="gr2" draw:text-style-name="P10" draw:layer="layout" svg:width="2.999cm" svg:height="0.556cm" draw:transform="rotate (-1.5707963267949) translate (24.681cm 10.535cm)">
          <draw:text-box>
            <text:p text:style-name="P4"><text:span text:style-name="T3">Ev</text:span><text:span text:style-name="T3">en</text:span><text:span text:style-name="T3">in</text:span><text:span text:style-name="T3">g</text:span> Dim</text:p>
          </draw:text-box>
        </draw:frame>
        <draw:frame draw:style-name="gr2" draw:text-style-name="P10" draw:layer="layout" svg:width="3.16cm" svg:height="0.556cm" draw:transform="rotate (1.5707963267949) translate (3.092cm 13.128cm)">
          <draw:text-box>
            <text:p text:style-name="P4"><text:s/>Morning Dim</text:p>
          </draw:text-box>
        </draw:frame>
        <draw:frame draw:style-name="gr10" draw:text-style-name="P12" draw:layer="layout" svg:width="7.343cm" svg:height="0.652cm" svg:x="2.116cm" svg:y="4.762cm">
          <draw:text-box>
            <text:p text:style-name="P11">(&gt; dayBright AND before-Noon)</text:p>
          </draw:text-box>
        </draw:frame>
        <draw:frame draw:style-name="gr10" draw:text-style-name="P12" draw:layer="layout" svg:width="6.898cm" svg:height="0.652cm" svg:x="18.937cm" svg:y="4.762cm">
          <draw:text-box>
            <text:p text:style-name="P11">(&gt; pmDim AND after-Noon)</text:p>
          </draw:text-box>
        </draw:frame>
        <draw:frame draw:style-name="gr11" draw:text-style-name="P12" draw:layer="layout" svg:width="0.743cm" svg:height="0.652cm" svg:x="13.374cm" svg:y="4.762cm">
          <draw:text-box>
            <text:p text:style-name="P11">OR</text:p>
          </draw:text-box>
        </draw:frame>
        <draw:custom-shape draw:style-name="gr12" draw:text-style-name="P13" draw:layer="layout" svg:width="24.524cm" svg:height="0.76cm" svg:x="1.876cm" svg:y="4.7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7.038cm" svg:height="0.652cm" svg:x="2.269cm" svg:y="17.262cm">
          <draw:text-box>
            <text:p text:style-name="P11">(&lt; amDim AND after-Midnight)</text:p>
          </draw:text-box>
        </draw:frame>
        <draw:frame draw:style-name="gr10" draw:text-style-name="P12" draw:layer="layout" svg:width="7.326cm" svg:height="0.652cm" svg:x="18.724cm" svg:y="17.262cm">
          <draw:text-box>
            <text:p text:style-name="P11">(&lt;= night AND before-Midnight)</text:p>
          </draw:text-box>
        </draw:frame>
        <draw:frame draw:style-name="gr11" draw:text-style-name="P12" draw:layer="layout" svg:width="0.743cm" svg:height="0.652cm" svg:x="13.374cm" svg:y="17.262cm">
          <draw:text-box>
            <text:p text:style-name="P11">OR</text:p>
          </draw:text-box>
        </draw:frame>
        <draw:custom-shape draw:style-name="gr12" draw:text-style-name="P13" draw:layer="layout" svg:width="24.524cm" svg:height="0.76cm" svg:x="1.876cm" svg:y="17.26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4.986cm" svg:height="1.673cm" svg:x="21.472cm" svg:y="18.83cm">
          <draw:text-box>
            <text:p text:style-name="P14">I think the test <text:span text:style-name="T4">'ho</text:span><text:span text:style-name="T4">ur</text:span><text:span text:style-name="T4">&gt;1</text:span><text:span text:style-name="T4">2'</text:span> will satisfy this condition</text:p>
          </draw:text-box>
        </draw:frame>
        <draw:line draw:style-name="gr14" draw:text-style-name="P2" draw:layer="layout" svg:x1="23.647cm" svg:y1="17.953cm" svg:x2="23.647cm" svg:y2="18.879cm">
          <text:p/>
        </draw:line>
        <draw:frame draw:style-name="gr13" draw:text-style-name="P15" draw:layer="layout" svg:width="4.986cm" svg:height="1.673cm" svg:x="4.772cm" svg:y="18.821cm">
          <draw:text-box>
            <text:p text:style-name="P14">I think the test <text:span text:style-name="T4">'hour&lt;</text:span><text:span text:style-name="T4">12'</text:span> will satisfy this condition</text:p>
          </draw:text-box>
        </draw:frame>
        <draw:line draw:style-name="gr14" draw:text-style-name="P2" draw:layer="layout" svg:x1="6.947cm" svg:y1="17.944cm" svg:x2="6.947cm" svg:y2="18.87cm">
          <text:p/>
        </draw:line>
        <draw:frame draw:style-name="gr13" draw:text-style-name="P15" draw:layer="layout" svg:width="4.986cm" svg:height="1.673cm" svg:x="4.372cm" svg:y="2.312cm">
          <draw:text-box>
            <text:p text:style-name="P14">I think the test <text:span text:style-name="T4">'hour&lt;12'</text:span> will satisfy this condition</text:p>
          </draw:text-box>
        </draw:frame>
        <draw:line draw:style-name="gr14" draw:text-style-name="P2" draw:layer="layout" svg:x1="7.947cm" svg:y1="3.054cm" svg:x2="7.947cm" svg:y2="4.752cm">
          <text:p/>
        </draw:line>
        <draw:frame draw:style-name="gr15" draw:text-style-name="P15" draw:layer="layout" svg:width="5.361cm" svg:height="1.673cm" svg:x="20.072cm" svg:y="2.312cm">
          <draw:text-box>
            <text:p text:style-name="P14">I think the test <text:span text:style-name="T4">'hour&gt;=12'</text:span> will satisfy this condition</text:p>
          </draw:text-box>
        </draw:frame>
        <draw:line draw:style-name="gr14" draw:text-style-name="P2" draw:layer="layout" svg:x1="23.647cm" svg:y1="3.054cm" svg:x2="23.647cm" svg:y2="4.752cm">
          <text:p/>
        </draw:line>
        <draw:frame draw:style-name="gr16" draw:text-style-name="P17" draw:layer="layout" svg:width="11.623cm" svg:height="0.81cm" draw:transform="rotate (1.5707963267949) translate (1.112cm 17.097cm)">
          <draw:text-box>
            <text:p text:style-name="P16">((&gt; amDim AND &lt;= dayBright) AND before-Noon)</text:p>
          </draw:text-box>
        </draw:frame>
        <draw:frame draw:style-name="gr17" draw:text-style-name="P17" draw:layer="layout" svg:width="10.111cm" svg:height="0.81cm" draw:transform="rotate (-1.5707963267949) translate (26.419cm 6.082cm)">
          <draw:text-box>
            <text:p text:style-name="P16">((&lt; pmDim AND &gt;= night) AND after-Noon)</text:p>
          </draw:text-box>
        </draw:frame>
        <draw:frame draw:style-name="gr18" draw:text-style-name="P1" draw:layer="layout" svg:width="12.485cm" svg:height="0.962cm" svg:x="1.125cm" svg:y="1cm">
          <draw:text-box>
            <text:p>Visualization of Ambient Light Stat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2" draw:display-name="Arrowheads 2" svg:viewBox="0 7 20 13" svg:d="M0 20l10-13 10 13z"/>
    <draw:marker draw:name="Arrowheads_20_4" draw:display-name="Arrowheads 4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rey Rocchio</meta:initial-creator>
    <meta:creation-date>2025-01-11T10:25:28.083756742</meta:creation-date>
    <dc:date>2025-01-11T18:15:08.575804678</dc:date>
    <dc:creator>Jeffrey Rocchio</dc:creator>
    <meta:editing-duration>PT7H16M55S</meta:editing-duration>
    <meta:editing-cycles>9</meta:editing-cycles>
    <meta:generator>LibreOffice/24.2.7.2$Linux_X86_64 LibreOffice_project/420$Build-2</meta:generator>
    <meta:document-statistic meta:object-count="44"/>
  </office:meta>
</office:document-meta>
</file>